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 1</text:p>
      <text:p text:style-name="P1">_</text:p>
      <text:p text:style-name="P1">Act 2</text:p>
      <text:p text:style-name="P1">_</text:p>
      <text:p text:style-name="P1">Act 3</text:p>
      <text:p text:style-name="P1">_</text:p>
      <text:p text:style-name="P1">Intermission</text:p>
      <text:p text:style-name="P1">_</text:p>
      <text:p text:style-name="P1">Act 4</text:p>
      <text:p text:style-name="P1">_</text:p>
      <text:p text:style-name="P1">Act 5</text:p>
      <text:p text:style-name="P1">_</text:p>
      <text:p text:style-name="P1">Act 5 Act 2</text:p>
      <text:p text:style-name="P1">_</text:p>
      <text:p text:style-name="P1">Act 6</text:p>
      <text:p text:style-name="P1">_</text:p>
      <text:p text:style-name="P1">1. <text:s/>=006185</text:p>
      <text:p text:style-name="P1">One down.</text:p>
      <text:p text:style-name="P1">_</text:p>
      <text:p text:style-name="P1">2. =006186</text:p>
      <text:p text:style-name="P1">No, not kids! I mean these curtain dealies.</text:p>
      <text:p text:style-name="P1">I still need to set up, what, like another five of these rigs? God dammit.</text:p>
      <text:p text:style-name="P1">_</text:p>
      <text:p text:style-name="P1">3. =006187</text:p>
      <text:p text:style-name="P1">I hope I don't run out of green curtain cloth. Shit is expensive.</text:p>
      <text:p text:style-name="P1">_</text:p>
      <text:p text:style-name="P1"><text:soft-page-break/>4. =006188</text:p>
      <text:p text:style-name="P1">Huh? Who?</text:p>
      <text:p text:style-name="P1">Oh, yeah. Those people.</text:p>
      <text:p text:style-name="P1">Aren't they all dead?</text:p>
      <text:p text:style-name="P1">_</text:p>
      <text:p text:style-name="P1">5. =006189</text:p>
      <text:p text:style-name="P1">Oh god, you're right! There are still a few characters I haven't killed yet. I almost forgot about them.</text:p>
      <text:p text:style-name="P1">I was planning on totally messing with them in the short window of time they're in the same universe as me! Hopefully it isn't too late.</text:p>
      <text:p text:style-name="P1">AAAAAAAAAAAAAAAAAAAAAAAAAAAAAAAAAAAAAAAAAAAAAAAAAAAAAH</text:p>
      <text:p text:style-name="P1">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WAIT WHY AM I EVEN LAUGHING, THIS IS A COMPLETELY INAPPROPRIATE REACTION. BESIDES, I AM A TIN CAN, ROBOTS DON'T HAVE FEELINGS.</text:p>
      <text:p text:style-name="P1">_</text:p>
      <text:p text:style-name="P1">6. =006190</text:p>
      <text:p text:style-name="P1">Let's see. They should be traveling near the speed of light across a distance of one yard, giving them about three nanoseconds before they crash through the other wall.</text:p>
      <text:p text:style-name="P1">Which means I have about...</text:p>
      <text:p text:style-name="P1">HOLY SHIT I'M ALMOST OUT OF TIME TO FUCK UP THE STORY! WHO WOULD HAVE THOUGHT NANOSECONDS COULD FLY BY SO FAST???????? </text:p>
      <text:p text:style-name="P1"><text:soft-page-break/>_</text:p>
      <text:p text:style-name="P1">7. =006191</text:p>
      <text:p text:style-name="P1">Who am I kidding. Even using my super-fast robotic AUTHOR AVATAR, I barely have time to do anything.</text:p>
      <text:p text:style-name="P1">Maybe I'll just level up these kids before they go, and that's it.</text:p>
      <text:p text:style-name="P1">They've earned it after all, don't you think? </text:p>
      <text:p text:style-name="P1">_</text:p>
      <text:p text:style-name="P1">8. =006192</text:p>
      <text:p text:style-name="P1">You produce your most spirited LAD SCRAMBLE yet, and hop up to the next GOD TIER, achieving the illustrious REVENGE OF DOCTOR RAGNAROK.</text:p>
      <text:p text:style-name="P1">All of your vitals go completely bonkers. Your MAN GRIT is off the charts. You're embarrassed for us to even know what it is. It's that gaudy.</text:p>
      <text:p text:style-name="P1">_</text:p>
      <text:p text:style-name="P1">9. =006193</text:p>
      <text:p text:style-name="P1">You put forth your best LASS SCAMPER of all time, and clear another sweet GOD TIER, the nigh-unattainable SAYONARA KANSAS.</text:p>
      <text:p text:style-name="P1">Your battle stats predictably go haywire. You accrue so much YOUNGSTER GUMPTION it's basically insane. Nobody should ever mess with you.</text:p>
      <text:p text:style-name="P1">Not even me.</text:p>
      <text:p text:style-name="P1">_</text:p>
      <text:p text:style-name="P1">10. =006194</text:p>
      <text:p text:style-name="P1">You don't get boondollars anymore. That shit is for babies now.</text:p>
      <text:p text:style-name="P1">Instead, you are finally ready to have your first ACHIEVEMENT BADGE sewn on to your KIDDIE CAMPER HANDYSASH!</text:p>
      <text:p text:style-name="P1">You each receive the badge GIFT OF GAB, enabling you to engage in simple, direct dialogue with others, without requiring any gimmicks to facilitate communication. You don't need to type through a chat client, or talk to a sprite, or traverse through a <text:soft-page-break/>memory in a dream bubble, or wander around in an interactive game environment, or any of that stuff.</text:p>
      <text:p text:style-name="P1">You seriously never thought you would live to see this achievement unlocked. It almost feels like cheating. Like conversing in god mode.</text:p>
      <text:p text:style-name="P1">_</text:p>
      <text:p text:style-name="P1">11. =006201</text:p>
      <text:p text:style-name="P1">Pay no attention to the man behind the curtain cloth. Or anything taking place out here in the emerald shitty paintjob, for that matter.</text:p>
      <text:p text:style-name="P1">_</text:p>
      <text:p text:style-name="P1">12. =006248</text:p>
      <text:p text:style-name="P1">You both also get one of these. Now you can start flapping your traps with wild abandon at anyone you please.</text:p>
      <text:p text:style-name="P1">_</text:p>
      <text:p text:style-name="P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69" meta:word-count="800" meta:character-count="3669"/>
    <meta:generator>OpenOffice/4.1.2$Win32 OpenOffice.org_project/412m3$Build-9782</meta:generator>
  </office:meta>
</office:document-meta>
</file>